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none" svg:stroke-linecap="square" draw:fill="solid" draw:fill-color="#ffffff" draw:textarea-horizontal-align="justify" draw:textarea-vertical-align="top" draw:auto-grow-height="false" fo:min-height="11.498cm" fo:min-width="13.471cm" draw:shadow="hidden"/>
      <style:paragraph-properties style:writing-mode="lr-tb"/>
    </style:style>
    <style:style style:name="gr2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6.892cm" fo:min-width="12.35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09cm" fo:min-width="12.335cm"/>
      <style:paragraph-properties style:writing-mode="lr-tb"/>
    </style:style>
    <style:style style:name="gr4" style:family="graphic" style:parent-style-name="standard">
      <style:graphic-properties svg:stroke-color="#000000" svg:stroke-opacity="100%" draw:stroke-linejoin="none" draw:fill="solid" draw:fill-color="#ffffff" draw:textarea-horizontal-align="justify" draw:textarea-vertical-align="top" draw:auto-grow-height="false" fo:min-height="11.277cm" fo:min-width="6.425cm" draw:shadow="hidden"/>
      <style:paragraph-properties style:writing-mode="lr-tb"/>
    </style:style>
    <style:style style:name="gr5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6.92cm" fo:min-width="5.4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85cm" fo:min-width="5.314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5cm" fo:min-width="4.361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6cm" fo:min-width="11.441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02cm" fo:min-width="11.225cm"/>
      <style:paragraph-properties style:writing-mode="lr-tb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711cm" fo:min-width="2.04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44cm" fo:min-width="2.80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style:font-size-asian="18pt" style:font-size-complex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11.747cm" svg:x="1.587cm" svg:y="1.635cm">
          <text:p text:style-name="P1"><text:span text:style-name="T1">Espressif-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11.23595505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3.017cm" svg:height="7.302cm" svg:x="2.07cm" svg:y="3.422cm">
          <text:p text:style-name="P3"><text:span text:style-name="T2">LSP C/C++ Ed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0.406682185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965cm" svg:height="1.589cm" svg:x="2.122cm" svg:y="11.241cm">
          <text:p text:style-name="P3"><text:span text:style-name="T2">Eclipse CDT</text:span></text:p>
          <draw:enhanced-geometry svg:viewBox="0 0 21600 21600" draw:path-stretchpoint-x="10800" draw:path-stretchpoint-y="10800" draw:text-areas="?f3 ?f4 ?f5 ?f6" draw:type="round-rectangle" draw:modifiers="3015.849056603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7.145cm" svg:height="11.747cm" svg:x="18.102cm" svg:y="1.635cm">
          <text:p text:style-name="P6">ESP-IDF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37.508239947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6.032cm" svg:height="7.302cm" svg:x="18.62cm" svg:y="3.44cm">
          <text:p text:style-name="P3"><text:span text:style-name="T2">esp-clang</text:span></text:p>
          <draw:enhanced-geometry svg:viewBox="0 0 21600 21600" draw:path-stretchpoint-x="10800" draw:path-stretchpoint-y="10800" draw:text-areas="?f3 ?f4 ?f5 ?f6" draw:type="round-rectangle" draw:modifiers="1109.89557434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968cm" svg:height="1.589cm" svg:x="18.656cm" svg:y="11.241cm">
          <text:p text:style-name="P3"><text:span text:style-name="T2">ESP-IDF components</text:span></text:p>
          <draw:enhanced-geometry svg:viewBox="0 0 21600 21600" draw:path-stretchpoint-x="10800" draw:path-stretchpoint-y="10800" draw:text-areas="?f3 ?f4 ?f5 ?f6" draw:type="round-rectangle" draw:modifiers="2418.11320754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015cm" svg:height="1.589cm" svg:x="19.155cm" svg:y="6.272cm">
          <text:p text:style-name="P3"><text:span text:style-name="T2">clangd</text:span></text:p>
          <text:p text:style-name="P3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2.065cm" svg:height="1.27cm" svg:x="2.557cm" svg:y="5.01cm">
          <text:p text:style-name="P3"><text:span text:style-name="T2">ESP-IDF Eclipse Plugin (IEP Plug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2.065cm" svg:height="3.492cm" svg:x="2.557cm" svg:y="6.715cm">
          <text:p text:style-name="P3"><text:span text:style-name="T2">Eclipse CDT LSP</text:span></text:p>
          <draw:enhanced-geometry svg:viewBox="0 0 21600 21600" draw:path-stretchpoint-x="10800" draw:path-stretchpoint-y="10800" draw:text-areas="?f3 ?f4 ?f5 ?f6" draw:type="round-rectangle" draw:modifiers="1935.52819925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54cm" svg:height="2.54cm" svg:x="11.647cm" svg:y="7.25cm">
          <text:p text:style-name="P3"><text:span text:style-name="T2">.clangd</text:span></text:p>
          <text:p text:style-name="P3"><text:span text:style-name="T2">config</text:span></text:p>
          <draw:enhanced-geometry svg:viewBox="0 0 21600 21600" draw:glue-points="10800 0 0 10800 10800 21600 21600 10800" draw:text-areas="0 0 21600 ?f11" draw:type="paper" draw:modifiers="16347.37578726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9" draw:layer="layout" svg:width="4.127cm" svg:height="1.588cm" svg:x="15.066cm" svg:y="6.272cm">
          <text:p text:style-name="P3"><text:span text:style-name="T2">LS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5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899cm" fo:page-height="14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9T16:25:02.578398395</meta:creation-date>
    <dc:date>2024-07-09T18:46:17.280898818</dc:date>
    <meta:editing-duration>PT15M55S</meta:editing-duration>
    <meta:editing-cycles>9</meta:editing-cycles>
    <meta:generator>LibreOffice/7.3.7.2$Linux_X86_64 LibreOffice_project/30$Build-2</meta:generator>
    <meta:document-statistic meta:object-count="11"/>
  </office:meta>
</office:document-meta>
</file>